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f9643" officeooo:paragraph-rsid="001f9643"/>
    </style:style>
    <style:style style:name="P2" style:family="paragraph" style:parent-style-name="Text_20_body">
      <style:text-properties officeooo:rsid="0025f8a6" officeooo:paragraph-rsid="0025f8a6"/>
    </style:style>
    <style:style style:name="P3" style:family="paragraph" style:parent-style-name="Text_20_body">
      <style:text-properties officeooo:rsid="00264ef2" officeooo:paragraph-rsid="00264ef2"/>
    </style:style>
    <style:style style:name="P4" style:family="paragraph" style:parent-style-name="Text_20_body">
      <style:text-properties officeooo:rsid="00284edd" officeooo:paragraph-rsid="00284edd"/>
    </style:style>
    <style:style style:name="P5" style:family="paragraph" style:parent-style-name="Text_20_body">
      <style:text-properties officeooo:rsid="0028cda1" officeooo:paragraph-rsid="0028cda1"/>
    </style:style>
    <style:style style:name="P6" style:family="paragraph" style:parent-style-name="Text_20_body">
      <style:text-properties officeooo:rsid="002d1593" officeooo:paragraph-rsid="002d1593"/>
    </style:style>
    <style:style style:name="P7" style:family="paragraph" style:parent-style-name="Text_20_body">
      <style:paragraph-properties style:writing-mode="lr-tb"/>
      <style:text-properties officeooo:rsid="0028cda1" officeooo:paragraph-rsid="0028cda1"/>
    </style:style>
    <style:style style:name="P8" style:family="paragraph" style:parent-style-name="Text_20_body">
      <style:paragraph-properties style:writing-mode="lr-tb"/>
      <style:text-properties officeooo:rsid="0028cda1" officeooo:paragraph-rsid="00340a95"/>
    </style:style>
    <style:style style:name="P9" style:family="paragraph" style:parent-style-name="Text_20_body">
      <style:paragraph-properties style:writing-mode="lr-tb"/>
      <style:text-properties officeooo:rsid="0028cda1" officeooo:paragraph-rsid="00361c1e"/>
    </style:style>
    <style:style style:name="P10" style:family="paragraph" style:parent-style-name="Text_20_body">
      <style:paragraph-properties style:writing-mode="lr-tb"/>
      <style:text-properties style:text-underline-style="solid" style:text-underline-width="auto" style:text-underline-color="font-color" fo:font-weight="bold" officeooo:rsid="0028cda1" officeooo:paragraph-rsid="0028cda1" style:font-weight-asian="bold" style:font-weight-complex="bold"/>
    </style:style>
    <style:style style:name="P11" style:family="paragraph" style:parent-style-name="Text_20_body">
      <style:paragraph-properties style:writing-mode="lr-tb"/>
      <style:text-properties fo:font-style="italic" style:text-underline-style="none" fo:font-weight="bold" officeooo:rsid="0028cda1" officeooo:paragraph-rsid="00361c1e" style:font-style-asian="italic" style:font-weight-asian="bold" style:font-style-complex="italic" style:font-weight-complex="bold"/>
    </style:style>
    <style:style style:name="P12" style:family="paragraph" style:parent-style-name="Text_20_body">
      <style:paragraph-properties style:writing-mode="lr-tb"/>
      <style:text-properties fo:font-style="italic" style:text-underline-style="none" fo:font-weight="bold" officeooo:rsid="0035ac26" officeooo:paragraph-rsid="0035ac26" style:font-style-asian="italic" style:font-weight-asian="bold" style:font-style-complex="italic" style:font-weight-complex="bold"/>
    </style:style>
    <style:style style:name="P13" style:family="paragraph" style:parent-style-name="Text_20_body">
      <style:paragraph-properties style:writing-mode="lr-tb"/>
      <style:text-properties fo:font-style="italic" style:text-underline-style="none" fo:font-weight="bold" officeooo:rsid="0035ac26" officeooo:paragraph-rsid="00361c1e" style:font-style-asian="italic" style:font-weight-asian="bold" style:font-style-complex="italic" style:font-weight-complex="bold"/>
    </style:style>
    <style:style style:name="P14" style:family="paragraph" style:parent-style-name="Text_20_body">
      <style:paragraph-properties style:writing-mode="lr-tb"/>
      <style:text-properties fo:font-style="normal" style:text-underline-style="none" fo:font-weight="normal" officeooo:rsid="00340a95" officeooo:paragraph-rsid="00340a95" style:font-style-asian="normal" style:font-weight-asian="normal" style:font-style-complex="normal" style:font-weight-complex="normal"/>
    </style:style>
    <style:style style:name="P15" style:family="paragraph" style:parent-style-name="Text_20_body">
      <style:paragraph-properties style:writing-mode="lr-tb"/>
      <style:text-properties officeooo:rsid="003652c7" officeooo:paragraph-rsid="003652c7"/>
    </style:style>
    <style:style style:name="P16" style:family="paragraph" style:parent-style-name="Title">
      <style:text-properties style:text-underline-style="solid" style:text-underline-width="auto" style:text-underline-color="font-color"/>
    </style:style>
    <style:style style:name="P17" style:family="paragraph" style:parent-style-name="Text_20_body" style:list-style-name="L1">
      <style:text-properties officeooo:rsid="00230e93" officeooo:paragraph-rsid="00230e93"/>
    </style:style>
    <style:style style:name="P18" style:family="paragraph" style:parent-style-name="Text_20_body" style:list-style-name="L1">
      <style:text-properties officeooo:rsid="002418da" officeooo:paragraph-rsid="002418da"/>
    </style:style>
    <style:style style:name="P19" style:family="paragraph" style:parent-style-name="Text_20_body" style:list-style-name="L1">
      <style:text-properties officeooo:rsid="0024754d" officeooo:paragraph-rsid="0024754d"/>
    </style:style>
    <style:style style:name="P20" style:family="paragraph" style:parent-style-name="Text_20_body">
      <style:paragraph-properties style:writing-mode="lr-tb"/>
      <style:text-properties style:text-line-through-style="none" style:text-line-through-type="none" fo:font-style="normal" style:text-underline-style="none" fo:font-weight="normal" officeooo:rsid="0031a301" officeooo:paragraph-rsid="0028cda1" style:font-style-asian="normal" style:font-weight-asian="normal" style:font-style-complex="normal" style:font-weight-complex="normal"/>
    </style:style>
    <style:style style:name="P21" style:family="paragraph" style:parent-style-name="Text_20_body" style:list-style-name="L2">
      <style:paragraph-properties style:writing-mode="lr-tb"/>
      <style:text-properties officeooo:rsid="002a0ce5" officeooo:paragraph-rsid="002a0ce5"/>
    </style:style>
    <style:style style:name="P22" style:family="paragraph" style:parent-style-name="Text_20_body" style:list-style-name="L2">
      <style:paragraph-properties style:writing-mode="lr-tb"/>
      <style:text-properties officeooo:rsid="002be400" officeooo:paragraph-rsid="002be400"/>
    </style:style>
    <style:style style:name="P23" style:family="paragraph" style:parent-style-name="Text_20_body">
      <style:paragraph-properties style:writing-mode="lr-tb"/>
      <style:text-properties officeooo:rsid="002d1593" officeooo:paragraph-rsid="002d1593"/>
    </style:style>
    <style:style style:name="P24" style:family="paragraph" style:parent-style-name="Text_20_body">
      <style:paragraph-properties style:writing-mode="lr-tb"/>
      <style:text-properties officeooo:rsid="0038c317" officeooo:paragraph-rsid="0038c317"/>
    </style:style>
    <style:style style:name="T1" style:family="text">
      <style:text-properties officeooo:rsid="002110ea"/>
    </style:style>
    <style:style style:name="T2" style:family="text">
      <style:text-properties officeooo:rsid="002418da"/>
    </style:style>
    <style:style style:name="T3" style:family="text">
      <style:text-properties officeooo:rsid="0024754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d1593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2f0468" style:font-style-asian="italic" style:font-weight-asian="bold" style:font-style-complex="italic" style:font-weight-complex="bold"/>
    </style:style>
    <style:style style:name="T7" style:family="text">
      <style:text-properties officeooo:rsid="00264ef2"/>
    </style:style>
    <style:style style:name="T8" style:family="text">
      <style:text-properties officeooo:rsid="00284edd"/>
    </style:style>
    <style:style style:name="T9" style:family="text">
      <style:text-properties officeooo:rsid="0028cda1"/>
    </style:style>
    <style:style style:name="T10" style:family="text">
      <style:text-properties officeooo:rsid="002921ea"/>
    </style:style>
    <style:style style:name="T11" style:family="text">
      <style:text-properties officeooo:rsid="002a0ce5"/>
    </style:style>
    <style:style style:name="T12" style:family="text">
      <style:text-properties officeooo:rsid="002c7401"/>
    </style:style>
    <style:style style:name="T13" style:family="text">
      <style:text-properties officeooo:rsid="002f0468"/>
    </style:style>
    <style:style style:name="T14" style:family="text">
      <style:text-properties style:text-line-through-style="none" style:text-line-through-type="none"/>
    </style:style>
    <style:style style:name="T15" style:family="text">
      <style:text-properties style:text-line-through-style="none" style:text-line-through-type="none" officeooo:rsid="0030bb55"/>
    </style:style>
    <style:style style:name="T16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text-line-through-style="none" style:text-line-through-type="none" fo:font-style="normal" fo:font-weight="normal" officeooo:rsid="0030bb55" style:font-style-asian="normal" style:font-weight-asian="normal" style:font-style-complex="normal" style:font-weight-complex="normal"/>
    </style:style>
    <style:style style:name="T18" style:family="text">
      <style:text-properties style:text-line-through-style="none" style:text-line-through-type="none" fo:font-style="normal" fo:font-weight="normal" officeooo:rsid="0031a301" style:font-style-asian="normal" style:font-weight-asian="normal" style:font-style-complex="normal" style:font-weight-complex="normal"/>
    </style:style>
    <style:style style:name="T19" style:family="text">
      <style:text-properties style:text-line-through-style="none" style:text-line-through-type="none" fo:font-style="normal" fo:font-weight="normal" officeooo:rsid="00361c1e" style:font-style-asian="normal" style:font-weight-asian="normal" style:font-style-complex="normal" style:font-weight-complex="normal"/>
    </style:style>
    <style:style style:name="T20" style:family="text">
      <style:text-properties style:text-line-through-style="none" style:text-line-through-type="none" fo:font-style="normal" fo:font-weight="normal" officeooo:rsid="002d1593" style:font-style-asian="normal" style:font-weight-asian="normal" style:font-style-complex="normal" style:font-weight-complex="normal"/>
    </style:style>
    <style:style style:name="T21" style:family="text">
      <style:text-properties style:text-line-through-style="none" style:text-line-through-type="none" fo:font-style="normal" fo:font-weight="normal" officeooo:rsid="002f0468" style:font-style-asian="normal" style:font-weight-asian="normal" style:font-style-complex="normal" style:font-weight-complex="normal"/>
    </style:style>
    <style:style style:name="T22" style:family="text">
      <style:text-properties style:text-line-through-style="none" style:text-line-through-type="none" officeooo:rsid="002d1593"/>
    </style:style>
    <style:style style:name="T23" style:family="text">
      <style:text-properties style:text-line-through-style="none" style:text-line-through-type="none" officeooo:rsid="002f0468"/>
    </style:style>
    <style:style style:name="T24" style:family="text">
      <style:text-properties officeooo:rsid="00340a95"/>
    </style:style>
    <style:style style:name="T25" style:family="text">
      <style:text-properties officeooo:rsid="0037cbc2"/>
    </style:style>
    <style:style style:name="T26" style:family="text">
      <style:text-properties style:text-position="super 58%"/>
    </style:style>
    <style:style style:name="T27" style:family="text">
      <style:text-properties style:text-position="0% 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Fedora and CentOS RPM Build Guide for DBMail</text:p>
      <text:p text:style-name="P1">This has been tested on a Fedora <text:span text:style-name="T1">LXD Container but on a VM or a physical machine it will be the same process.</text:span></text:p>
      <text:h text:style-name="Heading_20_2" text:outline-level="2">Getting a build environment ready</text:h>
      <text:list xml:id="list4135555616" text:style-name="L1">
        <text:list-item>
          <text:p text:style-name="P17">Install <text:span text:style-name="T2">general </text:span>required build packages <text:line-break/><text:span text:style-name="T4">dnf install git rpmdevtools rpm* gcc gcc-c++ kernel-devel bison flex libtool fileutils gpg* automake make autoconf rng-tools openssl-devel lzop lzo-devel pam-devel zlib-devel cmake asciidoc xmltoman xmlto -y</text:span></text:p>
        </text:list-item>
        <text:list-item>
          <text:p text:style-name="P18">Install DBMail Specific build package<text:span text:style-name="T3">s<text:line-break/></text:span><text:span text:style-name="T4">dnf install gmime-devel mhash-devel libevent-devel libzdb-devel jemalloc-devel openldap-devel</text:span></text:p>
        </text:list-item>
        <text:list-item>
          <text:p text:style-name="P19">Create a build user since it’s highly NOT recommended to build as root user<text:line-break/><text:span text:style-name="T4">groupadd -g 5001 pkgbuilder<text:line-break/>useradd -u 5001 -g 5001 -c "RPM Package Builder" -s /bin/bash pkgbuilder</text:span></text:p>
        </text:list-item>
        <text:list-item>
          <text:p text:style-name="P19">Switch to pkgbuilder user<text:line-break/><text:span text:style-name="T4">su – pkgbuilder</text:span></text:p>
        </text:list-item>
        <text:list-item>
          <text:p text:style-name="P19">Create the rpmbuild tree<text:line-break/><text:span text:style-name="T4">rpmdev-setuptree</text:span></text:p>
        </text:list-item>
      </text:list>
      <text:h text:style-name="Heading_20_2" text:outline-level="2">Getting Ready for DBMail build</text:h>
      <text:p text:style-name="P2">DBMail has a<text:span text:style-name="T7">n optional</text:span> dependency on the Standalone libSieve package <text:span text:style-name="T7">which is <text:s/>not available in Fedora repos, also DBMail has an optional dependency on LDAP which required openldap-devel package to be installed before the build process.</text:span></text:p>
      <text:p text:style-name="P3">LibSieve is <text:span text:style-name="T8">available on GitHub here </text:span><text:a xlink:type="simple" xlink:href="https://github.com/sodabrew/libsieve" text:style-name="Internet_20_link" text:visited-style-name="Visited_20_Internet_20_Link"><text:span text:style-name="T8">https://github.com/sodabrew/libsieve</text:span></text:a><text:span text:style-name="T8">, however, I built my version from SRPM (Source RPM) provided by previous OpenSUSE Or Fedora from repos archives. I have it in case it’s needed by anyone.</text:span></text:p>
      <text:p text:style-name="P4">At this point it’s trivial to build the RPMs required for the build using the pr<text:span text:style-name="T9">e</text:span>-made SPEC files for DBMail and Libsieve.</text:p>
      <text:p text:style-name="P6">The Source archives should be moved to the path:</text:p>
      <text:p text:style-name="P6">[pkgbuilder@build<text:span text:style-name="T13">1</text:span> ~]$ ~/rpmbuild/SOURCES/</text:p>
      <text:p text:style-name="P6">The SPEC File should be moved to the path:</text:p>
      <text:p text:style-name="P6">[pkgbuilder@build<text:span text:style-name="T13">1</text:span> ~]$ ~/rpmbuild/S<text:span text:style-name="T13">PECS/</text:span></text:p>
      <text:p text:style-name="P5"><text:soft-page-break/>The command to run as the user pkgbuilder :</text:p>
      <text:p text:style-name="P8">For Building <text:span text:style-name="T24">S</text:span>ieve</text:p>
      <text:p text:style-name="P11"><text:span text:style-name="T22">[pkgbuilder@build</text:span><text:span text:style-name="T23">1</text:span><text:span text:style-name="T22"> ~]$ </text:span><text:span text:style-name="T14">rpmbuild -ba rpmbuild/SPECS/libsieve.spec →</text:span><text:span text:style-name="T15"> </text:span><text:span text:style-name="T17">This will build libsieve and libsieve-deve</text:span><text:span text:style-name="T18">l</text:span><text:span text:style-name="T15"> </text:span><text:span text:style-name="T18">(Libsieve-devel) will need to be installed on the build system BEFORE building DBMail if we need to have Sieve support.</text:span></text:p>
      <text:p text:style-name="P14">For Building DBMail</text:p>
      <text:p text:style-name="P9"><text:span text:style-name="T5">[pkgbuilder@build</text:span><text:span text:style-name="T6">1</text:span><text:span text:style-name="T5"> ~]$ </text:span><text:span text:style-name="T4">rpmbuild -ba rpmbuild/SPECS/dbmail.spec</text:span> <text:s/># → Build DBMail RPM with LDAP, Manpages, Systemd and Sieve support.</text:p>
      <text:p text:style-name="P7">You can edit the SPEC file and remove the features you don’t need like SYSTEMD or MANPAGES or SIEVE from the %configure section.</text:p>
      <text:p text:style-name="P20"/>
      <text:p text:style-name="P12"><text:span text:style-name="T18">A</text:span><text:span text:style-name="T16">fter the build process is complete, all built RPMs will be located in the path</text:span></text:p>
      <text:p text:style-name="P13"><text:span text:style-name="T20">[pkgbuilder@build</text:span><text:span text:style-name="T21">1</text:span><text:span text:style-name="T20"> ~]$ </text:span><text:span text:style-name="T19">~/</text:span><text:span text:style-name="T16">rpmbuild/RPMS/</text:span><text:span text:style-name="T19">&lt;ARCH&gt;/</text:span></text:p>
      <text:p text:style-name="P7"/>
      <text:p text:style-name="P10">Notes:</text:p>
      <text:p text:style-name="P7">The SPEC file for DBMail is extracted from Previous <text:span text:style-name="T11">Fedora</text:span> <text:span text:style-name="T10">SRPM but has been heavily modified to conform with the the packaging layout of the DBMail archive.<text:line-break/>Also New Files has been included in the Archive I built from, the files added are:</text:span></text:p>
      <text:list xml:id="list3733017122" text:style-name="L2">
        <text:list-item>
          <text:p text:style-name="P21">dbmail.cron → Crontab entry</text:p>
        </text:list-item>
        <text:list-item>
          <text:p text:style-name="P22">dbmail.logrotate → Logrotate config for dbmail logs</text:p>
        </text:list-item>
        <text:list-item>
          <text:p text:style-name="P22">dbmail.sysconfig → <text:span text:style-name="T12">Some defaults by Fedora team</text:span></text:p>
        </text:list-item>
      </text:list>
      <text:p text:style-name="P15">The SPEC File for Libsieve is extracted from previous OpenSUSE SRPM.</text:p>
      <text:p text:style-name="P15">The Source files <text:span text:style-name="T25">and</text:span> SPEC Files <text:span text:style-name="T25">are available.</text:span></text:p>
      <text:p text:style-name="P23">If The project team will Validate and approve a pull request for those files as well as the SPEC files and the packaged .</text:p>
      <text:p text:style-name="P23"/>
      <text:p text:style-name="P23"/>
      <text:p text:style-name="P23"/>
      <text:p text:style-name="P24">Hany Badawy<text:tab/><text:tab/><text:tab/><text:tab/><text:tab/><text:tab/><text:tab/><text:tab/><text:tab/><text:tab/>April, 25<text:span text:style-name="T26">th</text:span>. 2020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DejaVu 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5T13:34:40.618264410</meta:creation-date>
    <dc:date>2020-04-25T23:09:00.402804382</dc:date>
    <meta:editing-duration>PT1M51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2" meta:paragraph-count="33" meta:word-count="466" meta:character-count="2966" meta:non-whitespace-character-count="2528"/>
  </office:meta>
</office:document-meta>
</file>